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n" fo:country="US" fo:font-style="italic" style:font-style-asian="italic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tório – Projeto 1</text:p>
      <text:p text:style-name="P2">MC823 – Laboratório de Teleprocessamento e Redes</text:p>
      <text:p text:style-name="P2"/>
      <text:p text:style-name="Standard">Grupo:</text:p>
      <text:p text:style-name="Standard"><text:tab/>Fernando Lucchesi Bastos Jurema <text:s/>RA: 091187</text:p>
      <text:p text:style-name="Standard"><text:tab/>Vitor Roberto de Almeida Castro <text:s text:c="3"/>RA: 093241</text:p>
      <text:p text:style-name="Standard"/>
      <text:p text:style-name="P1">Introdução</text:p>
      <text:p text:style-name="P3">A comunicação entre sistemas em rede é um componente muito importante da tecnologia da informação no mundo globalizado e sempre conectado de hoje. Neste contexto, a utilização do protocolo TCP (<text:span text:style-name="T3">Transmission Control Protocol</text:span>) é fundamental, pois ele permite que uma vasta gama de aplicações se comunique utilizando todas as vantagens oferecidas pelo protocolo (, etc.). O presente projeto consiste em criar uma aplicação baseada nesse protocolo, a qual implementa operações típicas de uma livraria online, a fim de avaliar seu desempenho em termos do tempo de comunicação, do tempo total de consulta e atualização, etc. Posteriormente (no projeto 2) se planeja <text:s/>comparar esse desempenho medido e variados aspectos de implementação com uma nova versão da mesma aplicação, dessa vez utilizando o protocolo UDP(<text:span text:style-name="T2">User Datagram Protocol</text:span>).</text:p>
      <text:p text:style-name="P1"/>
      <text:p text:style-name="P1">Ambiente da implementação</text:p>
      <text:p text:style-name="P1"><text:span text:style-name="T1"/></text:p>
      <text:p text:style-name="P1"><text:span text:style-name="T1">Comunicação do IP do servidor:</text:span></text:p>
      <text:p text:style-name="P1"><text:span text:style-name="T1"/></text:p>
      <text:p text:style-name="P1"><text:span text:style-name="T1">Divisão das mensagens: Naturalmente, mensagens pequenas, de controle (como a que determina a operação), são mandadas sem divisão. Quanto a mensagens maiores, no entanto, decidimos por dividi-las em diversas mensagens menores. Isto é, na operação de enviar todas as informações de todos os livros da base de dados para o cliente, por exemplo, enviamos uma mensagem para as informações de cada livro.</text:span></text:p>
      <text:p text:style-name="P3"/>
      <text:p text:style-name="P3">Recebimento das mensagens:</text:p>
      <text:p text:style-name="P3"/>
      <text:p text:style-name="P3"/>
      <text:p text:style-name="P3"/>
      <text:p text:style-name="P1">Vantagens e desvantagens da solução</text:p>
      <text:p text:style-name="P1"/>
      <text:p text:style-name="P1"/>
      <text:p text:style-name="P1">Gráficos de tempo</text:p>
      <text:p text:style-name="P1"/>
      <text:p text:style-name="P1">Conclusão</text:p>
      <text:p text:style-name="P1"/>
      <text:p text:style-name="P1">Referências bibliográficas</text:p>
      <text:p text:style-name="P3">Beej's Guide to Network Programming, version 3.0.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tor Castro</meta:initial-creator>
    <meta:creation-date>2013-04-13T12:47:09</meta:creation-date>
    <dc:date>2013-04-13T13:40:51</dc:date>
    <dc:creator>Vitor Castro</dc:creator>
    <meta:editing-duration>PT33M26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16" meta:word-count="242" meta:character-count="1623" meta:non-whitespace-character-count="1390"/>
  </office:meta>
</office:document-meta>
</file>